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73.14pt"/>
    </style:style>
    <style:style style:name="co7" style:family="table-column">
      <style:table-column-properties fo:break-before="auto" style:column-width="132.24pt"/>
    </style:style>
    <style:style style:name="co8" style:family="table-column">
      <style:table-column-properties fo:break-before="auto" style:column-width="230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41.24pt" fo:break-before="auto" style:use-optimal-row-height="fals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enoc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Part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WebLin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T1</text:p>
          </table:table-cell>
          <table:table-cell office:value-type="string" calcext:value-type="string">
            <text:p>PCB ANTENNA 2.4Ghz</text:p>
          </table:table-cell>
          <table:table-cell office:value-type="string" calcext:value-type="string">
            <text:p>PCB antenna 2.4G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 PR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, C2, C3, C4, C6, C8, C10, C12, C17, C18, C23, C24, 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 SMD</text:p>
          </table:table-cell>
          <table:table-cell office:value-type="float" office:value="13" calcext:value-type="float">
            <text:p>1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CC0402ZRY5V7BB10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5430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, C11</text:p>
          </table:table-cell>
          <table:table-cell office:value-type="string" calcext:value-type="string">
            <text:p>5.6p</text:p>
          </table:table-cell>
          <table:table-cell office:value-type="string" calcext:value-type="string">
            <text:p>+/- 0.25pF NP0 SMD 0402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C0402CRNPO9BN5R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9809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, C9</text:p>
          </table:table-cell>
          <table:table-cell office:value-type="string" calcext:value-type="string">
            <text:p>0.5p</text:p>
          </table:table-cell>
          <table:table-cell office:value-type="string" calcext:value-type="string">
            <text:p>+/- 0.25pF NP0 SMD 0402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GRM1555C1HR50BA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https://www.terraelectronica.ru/product/817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3, C15, C16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0402 SMD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C0402JRNPO9BN33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367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4, C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 TYPE 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91A106K010AT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https://www.terraelectronica.ru/product/556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9, C20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0402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L05C270JB5NNN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https://www.terraelectronica.ru/product/863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1, C22, C2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 SMD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https://www.terraelectronica.ru/product/9849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1, DA2</text:p>
          </table:table-cell>
          <table:table-cell office:value-type="string" calcext:value-type="string">
            <text:p>OPA4376</text:p>
          </table:table-cell>
          <table:table-cell office:value-type="string" calcext:value-type="string">
            <text:p>Opamp <text:s/>2.2-5.5 V, Offset 5?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A4376AIPW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erraelectronica.ru/product/34993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3</text:p>
          </table:table-cell>
          <table:table-cell office:value-type="string" calcext:value-type="string">
            <text:p>CC2420</text:p>
          </table:table-cell>
          <table:table-cell office:value-type="string" calcext:value-type="string">
            <text:p>2.4 GHz transiver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C2420RGZ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erraelectronica.ru/catalog/integralnye-mikroshemy-dlya-radiosvyazi-274?text=cc2420&amp;search=cc24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4</text:p>
          </table:table-cell>
          <table:table-cell office:value-type="string" calcext:value-type="string">
            <text:p>2.048V</text:p>
          </table:table-cell>
          <table:table-cell office:value-type="string" calcext:value-type="string">
            <text:p>Reference 2.048V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F3318AIDCKR, REF3318AIDCK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erraelectronica.ru/catalog/istochniki-opornogo-napryazheniya-i-toka-256?text=ref3320&amp;search=ref3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1</text:p>
          </table:table-cell>
          <table:table-cell office:value-type="string" calcext:value-type="string">
            <text:p>M25P80V6</text:p>
          </table:table-cell>
          <table:table-cell office:value-type="string" calcext:value-type="string">
            <text:p>Serial memory 2.7-3.6V, 8 Mbit (1 Mbyte)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25P80-VMW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https://www.chipdip.ru/product1/8344124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2</text:p>
          </table:table-cell>
          <table:table-cell office:value-type="string" calcext:value-type="string">
            <text:p>M430F1611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MSP430F1611IP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erraelectronica.ru/product/679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3</text:p>
          </table:table-cell>
          <table:table-cell office:value-type="string" calcext:value-type="string">
            <text:p>DS2411</text:p>
          </table:table-cell>
          <table:table-cell office:value-type="string" calcext:value-type="string">
            <text:p>Unic 48bit serial code. Family code 0x0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S2411R+T&amp;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https://www.chipdip.ru/product/ds2411r-t-r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4</text:p>
          </table:table-cell>
          <table:table-cell office:value-type="string" calcext:value-type="string">
            <text:p>SHT10</text:p>
          </table:table-cell>
          <table:table-cell office:value-type="string" calcext:value-type="string">
            <text:p>Temp and hum sensor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HT10</text:p>
          </table:table-cell>
          <table:table-cell office:value-type="string" calcext:value-type="string">
            <text:p>Sensirion</text:p>
          </table:table-cell>
          <table:table-cell office:value-type="string" calcext:value-type="string">
            <text:p>https://www.terraelectronica.ru/product/325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L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 mA, V=2.5 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-1394IDT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https://www.chipdip.ru/product/l-1394id-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L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 mA, V=2.5 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-1394GDT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https://www.chipdip.ru/product/l-1394gd-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L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10 mA, V=2.5 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-1394YDT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https://www.chipdip.ru/product/l-1394yd-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 L5, L6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0805 SM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QM21FN100M8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https://www.terraelectronica.ru/product/1496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, L4</text:p>
          </table:table-cell>
          <table:table-cell office:value-type="string" calcext:value-type="string">
            <text:p>7.5nH</text:p>
          </table:table-cell>
          <table:table-cell office:value-type="string" calcext:value-type="string">
            <text:p>SMD 0402 5%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QG15HS7N5J02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https://www.terraelectronica.ru/product/574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5.6nH</text:p>
          </table:table-cell>
          <table:table-cell office:value-type="string" calcext:value-type="string">
            <text:p>SMD 0402 5%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QG15HS5N6S02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https://www.terraelectronica.ru/product/8674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 R2, R3, R4, R19, R20, R21, R22, R2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% 0402 SMD 0.063W</text:p>
          </table:table-cell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50644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5, R6, R7, R8, R9, R10, R11, R12, R13, R14, R15, R16, R17, R18, R31, R33, 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 0402 SMD 0.063W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ps://www.terraelectronica.ru/product/3587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% 0402 SMD 0.063W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C0402FR-0743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8707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402 SMD 0.063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C0402F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1029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6, R27, R30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% 0402 SMD 0.063W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C0402FR-0775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8708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% 0402 SMD 0.063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C0402FR-071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8706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9, R3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% 0402 SMD 0.063W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C0402FR-074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870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 0402 SMD 0.063W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5603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% 0402 SMD 0.063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870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 0402 SMD 0.063W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https://www.terraelectronica.ru/product/36182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1</text:p>
          </table:table-cell>
          <table:table-cell office:value-type="string" calcext:value-type="string">
            <text:p>MSK-12D19</text:p>
          </table:table-cell>
          <table:table-cell office:value-type="string" calcext:value-type="string">
            <text:p>Slide switch 3 pi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K-12D19</text:p>
          </table:table-cell>
          <table:table-cell office:value-type="string" calcext:value-type="string">
            <text:p>Shenzhen Intech Electronic</text:p>
          </table:table-cell>
          <table:table-cell office:value-type="string" calcext:value-type="string">
            <text:p>http://www.intechswitch.com/products/SideKnobToggleslideswitchseries/641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1</text:p>
          </table:table-cell>
          <table:table-cell office:value-type="string" calcext:value-type="string">
            <text:p>IRLML5103</text:p>
          </table:table-cell>
          <table:table-cell office:value-type="string" calcext:value-type="string">
            <text:p>p-mosfet <text:s text:c="2"/>-30V 0.76A Vgs=-1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LML5103TRPBF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https://www.chipdip.ru/product/irlml5103t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Microfit3.0 16 pins R thru hole</text:p>
          </table:table-cell>
          <table:table-cell office:value-type="string" calcext:value-type="string">
            <text:p>Step 3mm, dual row 16 pins, thru hole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3045-1601 molex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https://www.chipdip.ru/product/43045-1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DS-1026-06 2X4</text:p>
          </table:table-cell>
          <table:table-cell office:value-type="string" calcext:value-type="string">
            <text:p>Step 2mm 2x4 height 4.3m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S1026-06-2*4S8BV</text:p>
          </table:table-cell>
          <table:table-cell office:value-type="string" calcext:value-type="string">
            <text:p>Ningbo connfly electronic </text:p>
          </table:table-cell>
          <table:table-cell office:value-type="string" calcext:value-type="string">
            <text:p>https://www.chipdip.ru/product/pbd2-8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XS1, XS2</text:p>
          </table:table-cell>
          <table:table-cell office:value-type="string" calcext:value-type="string">
            <text:p>Keystone AA Battery Clip</text:p>
          </table:table-cell>
          <table:table-cell office:value-type="string" calcext:value-type="string">
            <text:p>Button Contac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https://www.keyelco.com/category.cfm/Cylindrical-Cell-Clips-THM-and-SMT/AA-CR2-Battery-Clips-and-Contacts/id/94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ZQ1</text:p>
          </table:table-cell>
          <table:table-cell office:value-type="string" calcext:value-type="string">
            <text:p>16.000M</text:p>
          </table:table-cell>
          <table:table-cell office:value-type="string" calcext:value-type="string">
            <text:p>Load 12pF 20pp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000MHzHC-49SM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ttps://www.chipdip.ru/product/16mhz-hc-49sm?from=suggest_product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ZQ2</text:p>
          </table:table-cell>
          <table:table-cell office:value-type="string" calcext:value-type="string">
            <text:p>32.768K</text:p>
          </table:table-cell>
          <table:table-cell office:value-type="string" calcext:value-type="string">
            <text:p>Load 12.5pF 20pp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768Hz(2x6mm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ttps://www.chipdip.ru/product/32768hz-2x6mm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4:14:51.811881699</dc:date>
    <meta:editing-duration>PT2M20S</meta:editing-duration>
    <meta:editing-cycles>3</meta:editing-cycles>
    <meta:generator>LibreOffice/6.0.7.3$Linux_X86_64 LibreOffice_project/00m0$Build-3</meta:generator>
    <meta:document-statistic meta:table-count="1" meta:cell-count="307" meta:object-count="0"/>
  </office:meta>
</office:document-meta>
</file>